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046cm" loext:contextual-spacing="false"/>
      <style:text-properties officeooo:rsid="000d89c9" officeooo:paragraph-rsid="000d89c9"/>
    </style:style>
    <style:style style:name="P2" style:family="paragraph" style:parent-style-name="Standard">
      <style:text-properties style:text-underline-style="none" officeooo:paragraph-rsid="0008f871"/>
    </style:style>
    <style:style style:name="P3" style:family="paragraph" style:parent-style-name="Standard">
      <style:text-properties style:text-underline-style="none" officeooo:rsid="0008f871" officeooo:paragraph-rsid="0008f871"/>
    </style:style>
    <style:style style:name="P4" style:family="paragraph" style:parent-style-name="Standard">
      <style:text-properties style:text-underline-style="none" officeooo:rsid="0008f871" officeooo:paragraph-rsid="000d89c9"/>
    </style:style>
    <style:style style:name="P5" style:family="paragraph" style:parent-style-name="Standard">
      <style:text-properties style:text-underline-style="none" officeooo:rsid="000a0f1d" officeooo:paragraph-rsid="000a0f1d"/>
    </style:style>
    <style:style style:name="P6" style:family="paragraph" style:parent-style-name="Heading_20_2">
      <style:paragraph-properties fo:text-align="center" style:justify-single-word="false"/>
      <style:text-properties fo:font-size="22pt" style:text-underline-style="solid" style:text-underline-width="auto" style:text-underline-color="font-color" officeooo:paragraph-rsid="0008f871" style:font-size-asian="22pt" style:font-size-complex="22pt"/>
    </style:style>
    <style:style style:name="P7" style:family="paragraph" style:parent-style-name="Standard">
      <style:text-properties style:text-underline-style="solid" style:text-underline-width="auto" style:text-underline-color="font-color" officeooo:paragraph-rsid="0008f871"/>
    </style:style>
    <style:style style:name="P8" style:family="paragraph" style:parent-style-name="Standard">
      <style:text-properties style:text-underline-style="solid" style:text-underline-width="auto" style:text-underline-color="font-color" officeooo:rsid="0008f871" officeooo:paragraph-rsid="0008f871"/>
    </style:style>
    <style:style style:name="P9" style:family="paragraph" style:parent-style-name="Standard">
      <style:text-properties style:text-underline-style="none" officeooo:rsid="0008f871" officeooo:paragraph-rsid="000d89c9"/>
    </style:style>
    <style:style style:name="P10" style:family="paragraph" style:parent-style-name="Standard">
      <style:text-properties style:text-underline-style="none" officeooo:rsid="000a0f1d" officeooo:paragraph-rsid="000a0f1d"/>
    </style:style>
    <style:style style:name="P11" style:family="paragraph" style:parent-style-name="Standard">
      <style:text-properties style:text-underline-style="none" officeooo:rsid="0010a689" officeooo:paragraph-rsid="0010a689"/>
    </style:style>
    <style:style style:name="P12" style:family="paragraph" style:parent-style-name="Standard">
      <style:text-properties style:text-underline-style="none" officeooo:rsid="00123a80" officeooo:paragraph-rsid="00123a80"/>
    </style:style>
    <style:style style:name="P13" style:family="paragraph" style:parent-style-name="Standard">
      <style:text-properties style:text-underline-style="none" officeooo:rsid="0014c130" officeooo:paragraph-rsid="0014c130"/>
    </style:style>
    <style:style style:name="P14" style:family="paragraph" style:parent-style-name="Standard">
      <style:text-properties style:text-underline-style="none" officeooo:rsid="0014d587" officeooo:paragraph-rsid="0014d587"/>
    </style:style>
    <style:style style:name="P15" style:family="paragraph" style:parent-style-name="Standard">
      <style:text-properties style:text-underline-style="none" officeooo:rsid="0016ad2e" officeooo:paragraph-rsid="0016ad2e"/>
    </style:style>
    <style:style style:name="P16" style:family="paragraph" style:parent-style-name="Standard">
      <style:text-properties fo:font-size="12pt" style:text-underline-style="none" officeooo:rsid="00123a80" officeooo:paragraph-rsid="00123a80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2pt" fo:font-weight="normal" officeooo:paragraph-rsid="0010a689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2pt" fo:font-weight="normal" officeooo:paragraph-rsid="0014d587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2pt" fo:font-weight="normal" officeooo:rsid="0016ad2e" officeooo:paragraph-rsid="0016ad2e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36aca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36aca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0a056f"/>
    </style:style>
    <style:style style:name="T9" style:family="text">
      <style:text-properties officeooo:rsid="000b6cd5"/>
    </style:style>
    <style:style style:name="T10" style:family="text">
      <style:text-properties officeooo:rsid="000d0c17"/>
    </style:style>
    <style:style style:name="T11" style:family="text">
      <style:text-properties officeooo:rsid="000d89c9"/>
    </style:style>
    <style:style style:name="T12" style:family="text">
      <style:text-properties officeooo:rsid="000f0468"/>
    </style:style>
    <style:style style:name="T13" style:family="text">
      <style:text-properties officeooo:rsid="001044e6"/>
    </style:style>
    <style:style style:name="T14" style:family="text">
      <style:text-properties style:use-window-font-color="true" style:font-name="Liberation Serif" fo:font-size="12pt" fo:font-weight="normal" fo:background-color="transparent" loext:char-shading-value="0" style:font-name-asian="Calibri" style:font-size-asian="12pt" style:font-name-complex="Calibri" style:font-size-complex="12pt"/>
    </style:style>
    <style:style style:name="T15" style:family="text">
      <style:text-properties style:use-window-font-color="true" style:font-name="Liberation Serif" fo:font-size="12pt" fo:font-weight="normal" fo:background-color="transparent" loext:char-shading-value="0" style:font-name-asian="Calibri" style:font-size-asian="12pt" style:font-weight-asian="normal" style:font-name-complex="Calibri" style:font-size-complex="12pt" style:font-weight-complex="normal"/>
    </style:style>
    <style:style style:name="T16" style:family="text">
      <style:text-properties style:use-window-font-color="true" style:font-name="Liberation Serif" fo:font-size="12pt" fo:font-weight="bold" fo:background-color="transparent" loext:char-shading-value="0" style:font-name-asian="Calibri" style:font-size-asian="12pt" style:font-weight-asian="bold" style:font-name-complex="Calibri" style:font-size-complex="12pt" style:font-weight-complex="bold"/>
    </style:style>
    <style:style style:name="T17" style:family="text">
      <style:text-properties style:use-window-font-color="true" style:font-name="Liberation Serif" fo:font-size="16pt" fo:font-weight="bold" fo:background-color="transparent" loext:char-shading-value="0" style:font-name-asian="Calibri" style:font-size-asian="16pt" style:font-weight-asian="bold" style:font-name-complex="Calibri" style:font-size-complex="16pt" style:font-weight-complex="bold"/>
    </style:style>
    <style:style style:name="T18" style:family="text">
      <style:text-properties style:use-window-font-color="true" style:font-name="Liberation Serif" fo:font-size="16pt" fo:font-weight="normal" fo:background-color="transparent" loext:char-shading-value="0" style:font-name-asian="Calibri" style:font-size-asian="16pt" style:font-name-complex="Calibri" style:font-size-complex="16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none" officeooo:rsid="0010a689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36aca" style:font-size-asian="10pt" style:font-size-complex="10pt"/>
    </style:style>
    <style:style style:name="T24" style:family="text">
      <style:text-properties officeooo:rsid="0014c130"/>
    </style:style>
    <style:style style:name="T25" style:family="text">
      <style:text-properties officeooo:rsid="0014d5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hier de spécifications</text:p>
      <text:p text:style-name="P6">fonctionnelles</text:p>
      <text:p text:style-name="P2"/>
      <text:p text:style-name="P5"><text:span text:style-name="T1"/></text:p>
      <text:p text:style-name="P12"><text:span text:style-name="T1">- </text:span><text:span text:style-name="T3">Modele</text:span><text:span text:style-name="T1">(classe) : </text:span><text:span text:style-name="T19">• possède une liste de niveaux (plateaux),</text:span></text:p>
      <text:p text:style-name="P16"><text:tab/><text:tab/><text:tab/> <text:s text:c="5"/>une liste de personnages,</text:p>
      <text:p text:style-name="P16"><text:tab/><text:tab/><text:tab/> <text:s text:c="5"/>le personnage joueur,</text:p>
      <text:p text:style-name="P16"><text:tab/><text:tab/><text:tab/> <text:s text:c="5"/>un affichage,</text:p>
      <text:p text:style-name="P16"><text:tab/><text:tab/><text:tab/> <text:s text:c="5"/>regroupe les personnages, les maps, les affichages.</text:p>
      <text:p text:style-name="P16"><text:tab/><text:tab/><text:tab/> <text:s text:c="3"/>• capable d’afficher du texte,</text:p>
      <text:p text:style-name="P16"><text:tab/><text:tab/><text:tab/> <text:s text:c="5"/>changer la map,</text:p>
      <text:p text:style-name="P16"><text:tab/><text:tab/><text:tab/> <text:s text:c="5"/>renvoyer les collider(personnages, cases).</text:p>
      <text:p text:style-name="P11"><text:span text:style-name="T1">- </text:span><text:span text:style-name="T3">Animation</text:span><text:span text:style-name="T1"> : </text:span><text:span text:style-name="T14">se renouvelle après un certains temps.</text:span></text:p>
      <text:p text:style-name="P15"><text:span text:style-name="T17">- Cinématique </text:span><text:span text:style-name="T14">:</text:span></text:p>
      <text:p text:style-name="P15"><text:span text:style-name="T17">- Évènements</text:span><text:span text:style-name="T14"> :</text:span></text:p>
      <text:p text:style-name="P11"><text:span text:style-name="T1">- </text:span><text:span text:style-name="T4">Gestion des entrées</text:span><text:span text:style-name="T23">(</text:span><text:span text:style-name="T22">Keymanager</text:span><text:span text:style-name="T23">)</text:span><text:span text:style-name="T1"> : </text:span><text:span text:style-name="T14">peut enregistrer les touches utilisés et les différencier, peut aussi dire l'état de la touche si elle est pressée, relâchée etc..</text:span></text:p>
      <text:p text:style-name="P11"><text:span text:style-name="T1">- </text:span><text:span text:style-name="T3">Map</text:span><text:span text:style-name="T1"> : </text:span><text:span text:style-name="T15">La map est chargé directement depuis un fichier,</text:span></text:p>
      <text:p text:style-name="P17"><text:tab/>est de taille variable,</text:p>
      <text:p text:style-name="P17"><text:tab/><text:span text:style-name="T21">connaît la position de chaque cellule (coordonnées X,Y),</text:span></text:p>
      <text:p text:style-name="P17"><text:tab/>est composé de cellules de taille 16*16 avec chacune une ID correspondant au visuel de la <text:tab/>case (l'arbre à une id différente de celui de l'herbe),</text:p>
      <text:p text:style-name="P18"><text:tab/><text:span text:style-name="T25">l</text:span>es <text:span text:style-name="T25">cases</text:span> possèdent des colliders de différentes tailles si elles ne sont pas traversables,</text:p>
      <text:p text:style-name="P18"><text:tab/><text:span text:style-name="T25">chaque case possède une position</text:span>.</text:p>
      <text:p text:style-name="P19"><text:span text:style-name="T3">- Niveau</text:span> : est constitué d’une map et d’une liste de personnage</text:p>
      <text:p text:style-name="P13"><text:span text:style-name="T1">- </text:span><text:span text:style-name="T3">Collision</text:span> : les personnages ne peuvent pas passer à travers les objets, les murs, d’autres personnages.</text:p>
      <text:p text:style-name="P14"><text:span text:style-name="T1">- </text:span><text:span text:style-name="T3">Recherche de chemin</text:span> : Permet de trouver un chemin à partir d’un point de départ et un point d’arrivé.</text:p>
      <text:p text:style-name="P14"><text:span text:style-name="T1">- </text:span><text:span text:style-name="T3">Attaque</text:span> : personnages capable d’attaquer avec une arme (épée, arc, projectiles) et d’infliger des dégâts, chaque attaque est animé.</text:p>
      <text:p text:style-name="P3"><text:span text:style-name="T1">- </text:span><text:span text:style-name="T3">Personnages</text:span> :</text:p>
      <text:p text:style-name="P5"><text:s text:c="4"/><text:span text:style-name="T11">• </text:span>Possède des points de vie, une animation, une vitesse, <text:span text:style-name="T24">position</text:span>.</text:p>
      <text:p text:style-name="P5"><text:s text:c="4"/><text:span text:style-name="T11">• Capable de disparaître lorsque leurs points de vie sont à 0(mort),</text:span></text:p>
      <text:p text:style-name="P5"><text:tab/> <text:s text:c="10"/><text:span text:style-name="T10">d’attaquer,</text:span></text:p>
      <text:p text:style-name="P5"><text:tab/> <text:s text:c="10"/><text:span text:style-name="T9">de jouer une animation lorsqu’ils sont en mouvement ou lorsqu’ils attaquent,</text:span></text:p>
      <text:p text:style-name="P5"><text:tab/> <text:s text:c="10"/><text:span text:style-name="T9">de recevoir des dommages(pertes de points de vie),</text:span></text:p>
      <text:p text:style-name="P5"><text:tab/> <text:s text:c="10"/><text:span text:style-name="T9">de ne pas marcher à travers(collisions) certains objets (murs, chaise, lit…).</text:span></text:p>
      <text:p text:style-name="P5"/>
      <text:p text:style-name="P4"><text:tab/><text:span text:style-name="T7">Joueur(Link)</text:span> : <text:span text:style-name="T13">• peut posséder un arc, une épée,</text:span></text:p>
      <text:p text:style-name="P4"><text:tab/><text:tab/><text:tab/> <text:s text:c="4"/><text:span text:style-name="T11">possède des cœurs de vies.</text:span></text:p>
      <text:p text:style-name="P1"><text:tab/><text:tab/><text:tab/> <text:s text:c="2"/>• l’utilisateur est capable de contrôler le joueur, <text:span text:style-name="T8">c’est-à-dire son <text:tab/><text:tab/><text:tab/><text:tab/><text:tab/> <text:s text:c="3"/>déplacement, ses attaques</text:span> <text:span text:style-name="T8">grâce à certaines touches du clavier,</text:span></text:p>
      <text:p text:style-name="P1"><text:soft-page-break/><text:tab/><text:tab/><text:tab/> <text:s text:c="3"/><text:span text:style-name="T12">peut ne pas être contrôlable (cinématique),</text:span></text:p>
      <text:p text:style-name="P1"><text:tab/><text:tab/><text:tab/> <text:s text:c="3"/><text:span text:style-name="T12">e</text:span>st capable de récupérer un objet (épée, arc…), </text:p>
      <text:p text:style-name="P1"><text:tab/><text:tab/> <text:s text:c="15"/>de changer d’arme pour attaquer (épée à arc).</text:p>
      <text:p text:style-name="P3"><text:tab/><text:span text:style-name="T20">Gobelin</text:span><text:span text:style-name="T5"> </text:span>: • capable de localiser la position du joueur et d’avancer vers celui-ci.</text:p>
      <text:p text:style-name="P3"><text:tab/><text:tab/> <text:s text:c="4"/>• attaque le joueur lorsqu’il est proche de lui.</text:p>
      <text:p text:style-name="P3"><text:tab/><text:span text:style-name="T20">Plante</text:span> : • lance des attaques à distance (projectile) au joueur lorsque le joueur est proche de <text:tab/><text:tab/> <text:s text:c="4"/>lui à partie d’une certaine distance.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7:00:17.924000000</meta:creation-date>
    <dc:date>2018-06-17T19:09:21.958000000</dc:date>
    <meta:editing-duration>PT1H10M7S</meta:editing-duration>
    <meta:editing-cycles>16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40" meta:word-count="378" meta:character-count="2514" meta:non-whitespace-character-count="1980"/>
  </office:meta>
</office:document-meta>
</file>